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Sans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color="#000000" style:font-name="FreeSans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FreeSans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color="#000000" style:font-name="FreeSans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style:font-size-asian="11pt" style:font-size-complex="11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style:font-size-asian="11pt" style:font-size-complex="11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FreeSans" fo:font-size="11pt" style:font-size-asian="11pt" style:font-size-complex="11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text-align="justify" style:justify-single-word="false"/>
      <style:text-properties style:font-name="Arial1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FreeSans" fo:font-size="11pt" style:font-size-asian="11pt" style:font-size-complex="11pt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style:font-name="FreeSans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style:font-name="FreeSans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bold"/>
    </style:style>
    <style:style style:name="T6" style:family="text">
      <style:text-properties style:font-name="FreeSans"/>
    </style:style>
    <style:style style:name="T7" style:family="text">
      <style:text-properties style:font-name="FreeSans" fo:background-color="transparent"/>
    </style:style>
    <style:style style:name="T8" style:family="text">
      <style:text-properties style:font-name="FreeSans" fo:font-weight="bold" fo:background-color="transparent"/>
    </style:style>
    <style:style style:name="T9" style:family="text">
      <style:text-properties style:font-name="FreeSans" fo:font-weight="normal" fo:background-color="transparent"/>
    </style:style>
    <style:style style:name="T10" style:family="text">
      <style:text-properties fo:color="#000000" style:font-name="FreeSans"/>
    </style:style>
    <style:style style:name="T11" style:family="text">
      <style:text-properties fo:color="#000000" style:font-name="FreeSans" fo:font-size="11pt" style:font-size-asian="11pt" style:font-size-complex="11pt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22222" style:font-name="arial" fo:font-size="9.75pt" fo:font-weight="bold"/>
    </style:style>
    <style:style style:name="T16" style:family="text">
      <style:text-properties fo:color="#222222" style:font-name="arial" fo:font-size="9.75pt" fo:font-weight="normal" fo:background-color="#ffffcc"/>
    </style:style>
    <style:style style:name="T17" style:family="text">
      <style:text-properties fo:color="#222222" fo:font-size="9.75pt" fo:font-weight="bold"/>
    </style:style>
    <style:style style:name="T18" style:family="text">
      <style:text-properties fo:color="#222222" fo:font-size="9.75pt" fo:font-weight="normal" fo:background-color="#ffffcc"/>
    </style:style>
    <style:style style:name="T19" style:family="text">
      <style:text-properties fo:color="#222222" style:font-name="FreeSans" fo:font-size="9.75pt" fo:font-weight="bold"/>
    </style:style>
    <style:style style:name="T20" style:family="text">
      <style:text-properties fo:color="#222222" style:font-name="FreeSans" fo:font-size="9.75pt" fo:font-weight="normal" fo:background-color="#ffffcc"/>
    </style:style>
    <style:style style:name="T21" style:family="text">
      <style:text-properties fo:color="#222222" style:font-name="FreeSans" fo:font-weight="bold"/>
    </style:style>
    <style:style style:name="T22" style:family="text">
      <style:text-properties fo:color="#222222" style:font-name="FreeSans" fo:font-weight="bold" fo:background-color="transparent"/>
    </style:style>
    <style:style style:name="T23" style:family="text">
      <style:text-properties fo:color="#222222" style:font-name="FreeSans" fo:font-weight="normal"/>
    </style:style>
    <style:style style:name="T24" style:family="text">
      <style:text-properties fo:color="#222222" style:font-name="FreeSans" fo:font-weight="normal" fo:background-color="#ffffcc"/>
    </style:style>
    <style:style style:name="T25" style:family="text">
      <style:text-properties fo:color="#222222" style:font-name="FreeSans" fo:font-weight="normal" fo:background-color="transparent"/>
    </style:style>
    <style:style style:name="T26" style:family="text">
      <style:text-properties fo:color="#1155cc" style:font-name="arial" fo:font-size="9.75pt" fo:font-weight="normal"/>
    </style:style>
    <style:style style:name="T27" style:family="text">
      <style:text-properties fo:color="#1155cc" fo:font-size="9.75pt" fo:font-weight="normal"/>
    </style:style>
    <style:style style:name="T28" style:family="text">
      <style:text-properties fo:color="#1155cc" style:font-name="FreeSans" fo:font-size="9.75pt" fo:font-weight="normal"/>
    </style:style>
    <style:style style:name="T29" style:family="text">
      <style:text-properties fo:color="#1155cc" style:font-name="FreeSans" fo:font-weight="normal"/>
    </style:style>
    <style:style style:name="T30" style:family="text">
      <style:text-properties fo:color="#1155cc" style:font-name="FreeSans" fo:font-weight="normal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órum Internacional Software Livre abrirá chamada de trabalhos na segunda-feira</text:p>
      <text:p text:style-name="P2"><text:span text:style-name="T13"/></text:p>
      <text:p text:style-name="P2"><text:span text:style-name="T13">Inscrições de trabalhos acontecem pelo site </text:span><text:a xlink:type="simple" xlink:href="http://www.fisl.org.br/"><text:span text:style-name="T13">http://www.fisl.org.br</text:span></text:a><text:span text:style-name="T13">. A abertura do sistema acontece na segunda-feira, dia 18 de março, e as propostas serão recebidas até o dia 8 de abril. </text:span></text:p>
      <text:p text:style-name="P1"/>
      <text:p text:style-name="P1">A chamada de trabalhos para a 14ª edição do Fórum Internacional Software Livre (FISL) será aberta na próxima segunda-feira, dia 18 de março. O evento, que é considerado o maior encontro de comunidades de software livre da América Latina e um dos maiores eventos de Tecnologia da Informação do mundo, acontece de 3 a 6 de julho no Centro de Eventos da PUCRS, em Porto Alegre.</text:p>
      <text:p text:style-name="P1"/>
      <text:p text:style-name="P1">Grande parte da programação de palestras do evento é montada de acordo com as propostas da própria comunidade Software Livre. Este ano, as atividades serão distribuídas em dez trilhas principais: Academia Livre, Administração, Desenvolvimento, Educação, Encontros Comunitários, Hardware Livre, Jogos e Multimídia, Negócios e Tópicos Emergentes, além da apresentação de pesquisas acadêmicas no WSL, o Workshop Software Livre, que costuma reunir pesquisadores de diversos países.<text:line-break/></text:p>
      <text:p text:style-name="P1"><text:span text:style-name="T14">Trilha Aaron Swartz</text:span></text:p>
      <text:p text:style-name="P1"><text:line-break/>Em homenagem ao hacker e ativista Aaron Swartz, as discussões e atividades em torno das temáticas de cultura e internet livre, compartilhamento, copyleft, creative commons, transparência e hacktivismo serão agrupadas em uma trilha com seu nome. O jovem virou símbolo da luta em prol do compartilhamento após cometer suicídio, no início deste ano, enquanto era processado por pirataria pelo Instituto de Tecnologia de Massachussets (MIT).</text:p>
      <text:p text:style-name="P1"/>
      <text:p text:style-name="P1"/>
      <text:p text:style-name="P9"><text:span text:style-name="Strong_20_Emphasis"><text:span text:style-name="T11">Sobre o Fórum Internacional Software Livre (fisl)</text:span></text:span></text:p>
      <text:p text:style-name="P10">O Fórum Internacional de Software Livre (fisl) acontece desde o ano 2000 - chegando em sua 14ª edição. É considerado o mais consolidado evento da área na América Latina e um dos maiores do mundo. Fundado nos ideais construídos inicialmente pelo físico e programador Richard Stallman e, posteriormente, pela comunidade de hackers e desenvolvedores do sistema operacional GNU/Linux, o fisl surgiu de uma mobilização em prol da luta pela liberdade e autonomia tecnológica do país. O evento é o momento de encontro físico de muitas pessoas de diversas partes do mundo que se conhecem e trabalham apenas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P1">As inscrições para participantes já estão abertas. Os ingressos custam de R$ 50 a R$ 280 e podem ser feitos através do site do evento (<text:a xlink:type="simple" xlink:href="http://www.fisl.org.br/">http://www.fisl.org.br</text:a>).</text:p>
      <text:p text:style-name="P3"/>
      <text:p text:style-name="Text_20_body"><text:span text:style-name="Strong_20_Emphasis"><text:span text:style-name="T11"/></text:span></text:p>
      <text:p text:style-name="Text_20_body"><text:span text:style-name="Strong_20_Emphasis"><text:span text:style-name="T11">Porto Alegre, 15 de março de 2013</text:span></text:span></text:p>
      <text:p text:style-name="Text_20_body"><text:span text:style-name="Strong_20_Emphasis"><text:span text:style-name="T11"/></text:span></text:p>
      <text:p text:style-name="P1"><text:span text:style-name="T5">Mais informações:</text:span></text:p>
      <text:p text:style-name="P5"><text:soft-page-break/></text:p>
      <text:p text:style-name="P7"><text:span text:style-name="T4">Gabriel Galli</text:span><text:line-break/><text:span text:style-name="T4">Comunicação</text:span></text:p>
      <text:p text:style-name="P1"><text:span text:style-name="T4">Associação Software Livre.Org</text:span><text:line-break/>(51) 9634 2152 / (51) 3228 0121</text:p>
      <text:p text:style-name="P8"><text:a xlink:type="simple" xlink:href="mailto:gabriel@softwarelivre.org"><text:span text:style-name="T2">gabriel@softwarelivre.org</text:span></text:a></text:p>
      <text:p text:style-name="P5"/>
      <text:p text:style-name="P5"><text:span text:style-name="Strong_20_Emphasis"><text:span text:style-name="T8">Fotos em alta resolução da última edição do FISL:</text:span></text:span><text:span text:style-name="Strong_20_Emphasis"><text:span text:style-name="T7"><text:line-break/></text:span></text:span><text:a xlink:type="simple" xlink:href="http://www.flickr.com/photos/percursodacultura/sets/72157630788943666/" office:target-frame-name="_blank" xlink:show="new"><text:span text:style-name="Strong_20_Emphasis"><text:span text:style-name="T9">http://www.flickr.com/photos/percursodacultura/sets/72157630788943666/</text:span></text:span></text:a><text:span text:style-name="Strong_20_Emphasis"><text:span text:style-name="T7"><text:line-break/></text:span></text:span><text:a xlink:type="simple" xlink:href="http://www.flickr.com/photos/percursodacultura/sets/72157630761344330/" office:target-frame-name="_blank" xlink:show="new"><text:span text:style-name="Strong_20_Emphasis"><text:span text:style-name="T9">http://www.flickr.com/photos/percursodacultura/sets/72157630761344330/</text:span></text:span></text:a><text:span text:style-name="Strong_20_Emphasis"><text:span text:style-name="T7"><text:line-break/></text:span></text:span><text:a xlink:type="simple" xlink:href="http://www.flickr.com/photos/percursodacultura/sets/72157630775029460/" office:target-frame-name="_blank" xlink:show="new"><text:span text:style-name="Strong_20_Emphasis"><text:span text:style-name="T9">http://www.flickr.com/photos/percursodacultura/sets/72157630775029460/</text:span></text:span></text:a><text:span text:style-name="Strong_20_Emphasis"><text:span text:style-name="T7"><text:line-break/></text:span></text:span><text:a xlink:type="simple" xlink:href="http://www.flickr.com/photos/percursodacultura/sets/72157630744578134/" office:target-frame-name="_blank" xlink:show="new"><text:span text:style-name="Strong_20_Emphasis"><text:span text:style-name="T9">http://www.flickr.com/photos/percursodacultura/sets/72157630744578134/</text:span></text:span></text:a><text:span text:style-name="Strong_20_Emphasis"><text:span text:style-name="T7"><text:line-break/></text:span></text:span><text:a xlink:type="simple" xlink:href="http://www.flickr.com/photos/percursodacultura/sets/72157630738209742/" office:target-frame-name="_blank" xlink:show="new"><text:span text:style-name="Strong_20_Emphasis"><text:span text:style-name="T9">http://www.flickr.com/photos/percursodacultura/sets/72157630738209742/</text:span></text:span></text:a><text:span text:style-name="Strong_20_Emphasis"><text:span text:style-name="T7"><text:line-break/></text:span></text:span><text:a xlink:type="simple" xlink:href="http://www.flickr.com/photos/percursodacultura/sets/72157630736832854/" office:target-frame-name="_blank" xlink:show="new"><text:span text:style-name="Strong_20_Emphasis"><text:span text:style-name="T9">http://www.flickr.com/photos/percursodacultura/sets/72157630736832854/</text:span></text:span></text:a><text:span text:style-name="Strong_20_Emphasis"><text:span text:style-name="T7"><text:line-break/><text:line-break/></text:span></text:span><text:span text:style-name="Strong_20_Emphasis"><text:span text:style-name="T8">Material promocional do FISL e logotipo em alta resolução e vetorial:</text:span></text:span><text:span text:style-name="Strong_20_Emphasis"><text:span text:style-name="T7"><text:line-break/></text:span></text:span><text:a xlink:type="simple" xlink:href="http://comunicacao.softwarelivre.org/fisl14/imprensa/Identidade%20Visual/" office:target-frame-name="_blank" xlink:show="new"><text:span text:style-name="Strong_20_Emphasis"><text:span text:style-name="T9">http://comunicacao.softwarelivre.org/fisl14/imprensa/Identidade%20Visual/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arial" svg:font-family="arial, sans-serif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3-03-15T13:50:12</meta:creation-date>
    <dc:date>2013-03-15T14:34:46</dc:date>
    <dc:creator>Gabriel </dc:creator>
    <meta:editing-duration>PT36M34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2" meta:paragraph-count="15" meta:word-count="453" meta:character-count="3400" meta:non-whitespace-character-count="2957"/>
  </office:meta>
</office:document-meta>
</file>